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209191544363" calcext:value-type="float">
            <text:p>852.2091915444</text:p>
          </table:table-cell>
          <table:table-cell/>
          <table:table-cell table:style-name="ce3" office:value-type="float" office:value="852.209191544363" calcext:value-type="float">
            <text:p>852.2091915444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209191544363" calcext:value-type="float">
            <text:p>852.2091915444</text:p>
          </table:table-cell>
          <table:table-cell/>
          <table:table-cell table:style-name="ce4" table:formula="of:=[.F21]" office:value-type="float" office:value="852.209191544363" calcext:value-type="float">
            <text:p>852.2091915444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73.13624024357" calcext:value-type="float">
            <text:p>3073.1362402436</text:p>
          </table:table-cell>
          <table:table-cell/>
          <table:table-cell table:style-name="ce4" table:formula="of:=[.F22]" office:value-type="float" office:value="3073.13624024357" calcext:value-type="float">
            <text:p>3073.1362402436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24.18488934077" calcext:value-type="float">
            <text:p>1224.1848893408</text:p>
          </table:table-cell>
          <table:table-cell/>
          <table:table-cell table:style-name="ce4" table:formula="of:=[.F23]" office:value-type="float" office:value="1224.18488934077" calcext:value-type="float">
            <text:p>1224.1848893408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800617724808" calcext:value-type="float">
            <text:p>-0.2180061772</text:p>
          </table:table-cell>
          <table:table-cell/>
          <table:table-cell table:style-name="ce3" office:value-type="float" office:value="-0.218006177251999" calcext:value-type="float">
            <text:p>-0.2180061773</text:p>
          </table:table-cell>
          <table:table-cell/>
          <table:table-cell table:formula="of:=[.D12]/[.F12]" office:value-type="float" office:value="0.999999999982023" calcext:value-type="float">
            <text:p>1</text:p>
          </table:table-cell>
          <table:table-cell table:formula="of:=[.D12]-[.F12]" office:value-type="float" office:value="0.00000000000391903176577557" calcext:value-type="float">
            <text:p>3.91903176577557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8006177251999" calcext:value-type="float">
            <text:p>-0.2180061773</text:p>
          </table:table-cell>
          <table:table-cell/>
          <table:table-cell table:style-name="ce4" table:formula="of:=[.F24]" office:value-type="float" office:value="-0.218006177251999" calcext:value-type="float">
            <text:p>-0.2180061773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597473051048963" calcext:value-type="float">
            <text:p>0.0597473051</text:p>
          </table:table-cell>
          <table:table-cell/>
          <table:table-cell table:style-name="ce3" office:value-type="float" office:value="0.0597473050907636" calcext:value-type="float">
            <text:p>0.0597473051</text:p>
          </table:table-cell>
          <table:table-cell/>
          <table:table-cell table:formula="of:=[.D13]/[.F13]" office:value-type="float" office:value="1.00000000023654" calcext:value-type="float">
            <text:p>1.0000000002</text:p>
          </table:table-cell>
          <table:table-cell table:formula="of:=[.D13]-[.F13]" office:value-type="float" office:value="0.0000000000141327019531623" calcext:value-type="float">
            <text:p>1.4132701953162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597473050907636" calcext:value-type="float">
            <text:p>0.0597473051</text:p>
          </table:table-cell>
          <table:table-cell/>
          <table:table-cell table:style-name="ce4" table:formula="of:=[.F25]" office:value-type="float" office:value="0.0597473050907636" calcext:value-type="float">
            <text:p>0.0597473051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26305975326067" calcext:value-type="float">
            <text:p>-0.0002630598</text:p>
          </table:table-cell>
          <table:table-cell/>
          <table:table-cell table:style-name="ce3" office:value-type="float" office:value="-0.000263059758890408" calcext:value-type="float">
            <text:p>-0.0002630598</text:p>
          </table:table-cell>
          <table:table-cell/>
          <table:table-cell table:formula="of:=[.D14]/[.F14]" office:value-type="float" office:value="0.999999978599015" calcext:value-type="float">
            <text:p>0.9999999786</text:p>
          </table:table-cell>
          <table:table-cell table:formula="of:=[.D14]-[.F14]" office:value-type="float" office:value="0.00000000000562973799522748" calcext:value-type="float">
            <text:p>5.6297379952274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263059758890408" calcext:value-type="float">
            <text:p>-0.0002630598</text:p>
          </table:table-cell>
          <table:table-cell/>
          <table:table-cell table:style-name="ce4" table:formula="of:=[.F26]" office:value-type="float" office:value="-0.000263059758890408" calcext:value-type="float">
            <text:p>-0.0002630598</text:p>
          </table:table-cell>
          <table:table-cell/>
          <table:table-cell table:formula="of:=[.M14]/[.O14]" office:value-type="float" office:value="1" calcext:value-type="float">
            <text:p>1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209191544363" calcext:value-type="float">
            <text:p>852.2091915444</text:p>
          </table:table-cell>
          <table:table-cell/>
          <table:table-cell table:style-name="ce3" office:value-type="float" office:value="852.209191544363" calcext:value-type="float">
            <text:p>852.2091915444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209191544363" calcext:value-type="float">
            <text:p>852.2091915444</text:p>
          </table:table-cell>
          <table:table-cell/>
          <table:table-cell table:style-name="ce4" table:formula="of:=[.F33]" office:value-type="float" office:value="852.209191544362" calcext:value-type="float">
            <text:p>852.2091915444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73.13624024357" calcext:value-type="float">
            <text:p>3073.1362402436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73.13624024357" calcext:value-type="float">
            <text:p>3073.1362402436</text:p>
          </table:table-cell>
          <table:table-cell/>
          <table:table-cell table:style-name="ce4" table:formula="of:=[.F34]" office:value-type="float" office:value="3073.13624024357" calcext:value-type="float">
            <text:p>3073.1362402436</text:p>
          </table:table-cell>
          <table:table-cell/>
          <table:table-cell table:formula="of:=[.M22]/[.O22]" office:value-type="float" office:value="1" calcext:value-type="float">
            <text:p>1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24.18488934077" calcext:value-type="float">
            <text:p>1224.1848893408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24.18488934077" calcext:value-type="float">
            <text:p>1224.1848893408</text:p>
          </table:table-cell>
          <table:table-cell/>
          <table:table-cell table:style-name="ce4" table:formula="of:=[.F35]" office:value-type="float" office:value="1224.18488934077" calcext:value-type="float">
            <text:p>1224.1848893408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800617724808" calcext:value-type="float">
            <text:p>-0.2180061772</text:p>
          </table:table-cell>
          <table:table-cell/>
          <table:table-cell table:style-name="ce3" office:value-type="float" office:value="-0.218006177251999" calcext:value-type="float">
            <text:p>-0.2180061773</text:p>
          </table:table-cell>
          <table:table-cell/>
          <table:table-cell table:formula="of:=[.D24]/[.F24]" office:value-type="float" office:value="0.999999999982023" calcext:value-type="float">
            <text:p>1</text:p>
          </table:table-cell>
          <table:table-cell table:formula="of:=[.D24]-[.F24]" office:value-type="float" office:value="0.00000000000391903176577557" calcext:value-type="float">
            <text:p>3.91903176577557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8006177251999" calcext:value-type="float">
            <text:p>-0.2180061773</text:p>
          </table:table-cell>
          <table:table-cell/>
          <table:table-cell table:style-name="ce4" table:formula="of:=[.F36]" office:value-type="float" office:value="-0.218006177251999" calcext:value-type="float">
            <text:p>-0.2180061773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597473051048963" calcext:value-type="float">
            <text:p>0.0597473051</text:p>
          </table:table-cell>
          <table:table-cell/>
          <table:table-cell table:style-name="ce3" office:value-type="float" office:value="0.0597473050907636" calcext:value-type="float">
            <text:p>0.0597473051</text:p>
          </table:table-cell>
          <table:table-cell/>
          <table:table-cell table:formula="of:=[.D25]/[.F25]" office:value-type="float" office:value="1.00000000023654" calcext:value-type="float">
            <text:p>1.0000000002</text:p>
          </table:table-cell>
          <table:table-cell table:formula="of:=[.D25]-[.F25]" office:value-type="float" office:value="0.0000000000141327019531623" calcext:value-type="float">
            <text:p>1.4132701953162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597473050907636" calcext:value-type="float">
            <text:p>0.0597473051</text:p>
          </table:table-cell>
          <table:table-cell/>
          <table:table-cell table:style-name="ce4" table:formula="of:=[.F37]" office:value-type="float" office:value="0.0597473050907636" calcext:value-type="float">
            <text:p>0.0597473051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26305975326067" calcext:value-type="float">
            <text:p>-0.0002630598</text:p>
          </table:table-cell>
          <table:table-cell/>
          <table:table-cell table:style-name="ce3" office:value-type="float" office:value="-0.000263059758890408" calcext:value-type="float">
            <text:p>-0.0002630598</text:p>
          </table:table-cell>
          <table:table-cell/>
          <table:table-cell table:formula="of:=[.D26]/[.F26]" office:value-type="float" office:value="0.999999978599015" calcext:value-type="float">
            <text:p>0.9999999786</text:p>
          </table:table-cell>
          <table:table-cell table:formula="of:=[.D26]-[.F26]" office:value-type="float" office:value="0.00000000000562973799522748" calcext:value-type="float">
            <text:p>5.6297379952274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263059758890408" calcext:value-type="float">
            <text:p>-0.0002630598</text:p>
          </table:table-cell>
          <table:table-cell/>
          <table:table-cell table:style-name="ce4" table:formula="of:=[.F38]" office:value-type="float" office:value="-0.000263059758890408" calcext:value-type="float">
            <text:p>-0.0002630598</text:p>
          </table:table-cell>
          <table:table-cell/>
          <table:table-cell table:formula="of:=[.M26]/[.O26]" office:value-type="float" office:value="1" calcext:value-type="float">
            <text:p>1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209191544363" calcext:value-type="float">
            <text:p>852.2091915444</text:p>
          </table:table-cell>
          <table:table-cell/>
          <table:table-cell table:style-name="ce3" office:value-type="float" office:value="852.209191544362" calcext:value-type="float">
            <text:p>852.2091915444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52.209191544362" calcext:value-type="float">
            <text:p>852.2091915444</text:p>
          </table:table-cell>
          <table:table-cell/>
          <table:table-cell table:style-name="ce4" table:formula="of:=[.F21]" office:value-type="float" office:value="852.209191544363" calcext:value-type="float">
            <text:p>852.2091915444</text:p>
          </table:table-cell>
          <table:table-cell/>
          <table:table-cell table:formula="of:=[.M33]/[.O33]" office:value-type="float" office:value="0.999999999999999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73.13624024357" calcext:value-type="float">
            <text:p>3073.1362402436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73.13624024357" calcext:value-type="float">
            <text:p>3073.1362402436</text:p>
          </table:table-cell>
          <table:table-cell/>
          <table:table-cell table:style-name="ce4" table:formula="of:=[.F22]" office:value-type="float" office:value="3073.13624024357" calcext:value-type="float">
            <text:p>3073.1362402436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24.18488934077" calcext:value-type="float">
            <text:p>1224.1848893408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24.18488934077" calcext:value-type="float">
            <text:p>1224.1848893408</text:p>
          </table:table-cell>
          <table:table-cell/>
          <table:table-cell table:style-name="ce4" table:formula="of:=[.F23]" office:value-type="float" office:value="1224.18488934077" calcext:value-type="float">
            <text:p>1224.1848893408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800617724808" calcext:value-type="float">
            <text:p>-0.2180061772</text:p>
          </table:table-cell>
          <table:table-cell/>
          <table:table-cell table:style-name="ce3" office:value-type="float" office:value="-0.218006177251999" calcext:value-type="float">
            <text:p>-0.2180061773</text:p>
          </table:table-cell>
          <table:table-cell/>
          <table:table-cell table:formula="of:=[.D36]/[.F36]" office:value-type="float" office:value="0.999999999982023" calcext:value-type="float">
            <text:p>1</text:p>
          </table:table-cell>
          <table:table-cell table:formula="of:=[.D36]-[.F36]" office:value-type="float" office:value="0.00000000000391903176577557" calcext:value-type="float">
            <text:p>3.91903176577557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18006177251999" calcext:value-type="float">
            <text:p>-0.2180061773</text:p>
          </table:table-cell>
          <table:table-cell/>
          <table:table-cell table:style-name="ce4" table:formula="of:=[.F24]" office:value-type="float" office:value="-0.218006177251999" calcext:value-type="float">
            <text:p>-0.2180061773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597473051048963" calcext:value-type="float">
            <text:p>0.0597473051</text:p>
          </table:table-cell>
          <table:table-cell/>
          <table:table-cell table:style-name="ce3" office:value-type="float" office:value="0.0597473050907636" calcext:value-type="float">
            <text:p>0.0597473051</text:p>
          </table:table-cell>
          <table:table-cell/>
          <table:table-cell table:formula="of:=[.D37]/[.F37]" office:value-type="float" office:value="1.00000000023654" calcext:value-type="float">
            <text:p>1.0000000002</text:p>
          </table:table-cell>
          <table:table-cell table:formula="of:=[.D37]-[.F37]" office:value-type="float" office:value="0.0000000000141327019531623" calcext:value-type="float">
            <text:p>1.4132701953162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597473050907636" calcext:value-type="float">
            <text:p>0.0597473051</text:p>
          </table:table-cell>
          <table:table-cell/>
          <table:table-cell table:style-name="ce4" table:formula="of:=[.F25]" office:value-type="float" office:value="0.0597473050907636" calcext:value-type="float">
            <text:p>0.0597473051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26305975326067" calcext:value-type="float">
            <text:p>-0.0002630598</text:p>
          </table:table-cell>
          <table:table-cell/>
          <table:table-cell table:style-name="ce3" office:value-type="float" office:value="-0.000263059758890408" calcext:value-type="float">
            <text:p>-0.0002630598</text:p>
          </table:table-cell>
          <table:table-cell/>
          <table:table-cell table:formula="of:=[.D38]/[.F38]" office:value-type="float" office:value="0.999999978599015" calcext:value-type="float">
            <text:p>0.9999999786</text:p>
          </table:table-cell>
          <table:table-cell table:formula="of:=[.D38]-[.F38]" office:value-type="float" office:value="0.00000000000562973799522748" calcext:value-type="float">
            <text:p>5.6297379952274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263059758890408" calcext:value-type="float">
            <text:p>-0.0002630598</text:p>
          </table:table-cell>
          <table:table-cell/>
          <table:table-cell table:style-name="ce4" table:formula="of:=[.F26]" office:value-type="float" office:value="-0.000263059758890408" calcext:value-type="float">
            <text:p>-0.0002630598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209191544363" calcext:value-type="float">
            <text:p>852.2091915444</text:p>
          </table:table-cell>
          <table:table-cell/>
          <table:table-cell table:style-name="ce3" office:value-type="float" office:value="852.209191544363" calcext:value-type="float">
            <text:p>852.2091915444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209191544363" calcext:value-type="float">
            <text:p>852.2091915444</text:p>
          </table:table-cell>
          <table:table-cell/>
          <table:table-cell table:style-name="ce4" table:formula="of:=[.F45]" office:value-type="float" office:value="852.209191544363" calcext:value-type="float">
            <text:p>852.2091915444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73.13624024357" calcext:value-type="float">
            <text:p>3073.1362402436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73.13624024357" calcext:value-type="float">
            <text:p>3073.1362402436</text:p>
          </table:table-cell>
          <table:table-cell/>
          <table:table-cell table:style-name="ce4" table:formula="of:=[.F46]" office:value-type="float" office:value="3073.13624024357" calcext:value-type="float">
            <text:p>3073.1362402436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24.18488934077" calcext:value-type="float">
            <text:p>1224.1848893408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24.18488934077" calcext:value-type="float">
            <text:p>1224.1848893408</text:p>
          </table:table-cell>
          <table:table-cell/>
          <table:table-cell table:style-name="ce4" table:formula="of:=[.F47]" office:value-type="float" office:value="1224.18488934077" calcext:value-type="float">
            <text:p>1224.1848893408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800617724808" calcext:value-type="float">
            <text:p>-0.2180061772</text:p>
          </table:table-cell>
          <table:table-cell/>
          <table:table-cell table:style-name="ce3" office:value-type="float" office:value="-0.218006177251999" calcext:value-type="float">
            <text:p>-0.2180061773</text:p>
          </table:table-cell>
          <table:table-cell/>
          <table:table-cell table:formula="of:=[.D48]/[.F48]" office:value-type="float" office:value="0.999999999982023" calcext:value-type="float">
            <text:p>1</text:p>
          </table:table-cell>
          <table:table-cell table:formula="of:=[.D48]-[.F48]" office:value-type="float" office:value="0.00000000000391903176577557" calcext:value-type="float">
            <text:p>3.91903176577557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8006177251999" calcext:value-type="float">
            <text:p>-0.2180061773</text:p>
          </table:table-cell>
          <table:table-cell/>
          <table:table-cell table:style-name="ce4" table:formula="of:=[.F48]" office:value-type="float" office:value="-0.218006177251999" calcext:value-type="float">
            <text:p>-0.2180061773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597473051048963" calcext:value-type="float">
            <text:p>0.0597473051</text:p>
          </table:table-cell>
          <table:table-cell/>
          <table:table-cell table:style-name="ce3" office:value-type="float" office:value="0.0597473050907636" calcext:value-type="float">
            <text:p>0.0597473051</text:p>
          </table:table-cell>
          <table:table-cell/>
          <table:table-cell table:formula="of:=[.D49]/[.F49]" office:value-type="float" office:value="1.00000000023654" calcext:value-type="float">
            <text:p>1.0000000002</text:p>
          </table:table-cell>
          <table:table-cell table:formula="of:=[.D49]-[.F49]" office:value-type="float" office:value="0.0000000000141327019531623" calcext:value-type="float">
            <text:p>1.4132701953162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597473050907636" calcext:value-type="float">
            <text:p>0.0597473051</text:p>
          </table:table-cell>
          <table:table-cell/>
          <table:table-cell table:style-name="ce4" table:formula="of:=[.F49]" office:value-type="float" office:value="0.0597473050907636" calcext:value-type="float">
            <text:p>0.0597473051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26305975326067" calcext:value-type="float">
            <text:p>-0.0002630598</text:p>
          </table:table-cell>
          <table:table-cell/>
          <table:table-cell table:style-name="ce3" office:value-type="float" office:value="-0.000263059758890408" calcext:value-type="float">
            <text:p>-0.0002630598</text:p>
          </table:table-cell>
          <table:table-cell/>
          <table:table-cell table:formula="of:=[.D50]/[.F50]" office:value-type="float" office:value="0.999999978599015" calcext:value-type="float">
            <text:p>0.9999999786</text:p>
          </table:table-cell>
          <table:table-cell table:formula="of:=[.D50]-[.F50]" office:value-type="float" office:value="0.00000000000562973799522748" calcext:value-type="float">
            <text:p>5.6297379952274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263059758890408" calcext:value-type="float">
            <text:p>-0.0002630598</text:p>
          </table:table-cell>
          <table:table-cell/>
          <table:table-cell table:style-name="ce4" table:formula="of:=[.F50]" office:value-type="float" office:value="-0.000263059758890408" calcext:value-type="float">
            <text:p>-0.0002630598</text:p>
          </table:table-cell>
          <table:table-cell/>
          <table:table-cell table:formula="of:=[.M50]/[.O50]" office:value-type="float" office:value="1" calcext:value-type="float">
            <text:p>1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52.209191544363" calcext:value-type="float">
            <text:p>852.2091915444</text:p>
          </table:table-cell>
          <table:table-cell/>
          <table:table-cell table:style-name="ce4" table:formula="of:=[.F33]" office:value-type="float" office:value="852.209191544362" calcext:value-type="float">
            <text:p>852.2091915444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73.13624024357" calcext:value-type="float">
            <text:p>3073.1362402436</text:p>
          </table:table-cell>
          <table:table-cell/>
          <table:table-cell table:style-name="ce4" table:formula="of:=[.F34]" office:value-type="float" office:value="3073.13624024357" calcext:value-type="float">
            <text:p>3073.1362402436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24.18488934077" calcext:value-type="float">
            <text:p>1224.1848893408</text:p>
          </table:table-cell>
          <table:table-cell/>
          <table:table-cell table:style-name="ce4" table:formula="of:=[.F35]" office:value-type="float" office:value="1224.18488934077" calcext:value-type="float">
            <text:p>1224.1848893408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8006177251999" calcext:value-type="float">
            <text:p>-0.2180061773</text:p>
          </table:table-cell>
          <table:table-cell/>
          <table:table-cell table:style-name="ce4" table:formula="of:=[.F36]" office:value-type="float" office:value="-0.218006177251999" calcext:value-type="float">
            <text:p>-0.2180061773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597473050907636" calcext:value-type="float">
            <text:p>0.0597473051</text:p>
          </table:table-cell>
          <table:table-cell/>
          <table:table-cell table:style-name="ce4" table:formula="of:=[.F37]" office:value-type="float" office:value="0.0597473050907636" calcext:value-type="float">
            <text:p>0.0597473051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263059758890408" calcext:value-type="float">
            <text:p>-0.0002630598</text:p>
          </table:table-cell>
          <table:table-cell/>
          <table:table-cell table:style-name="ce4" table:formula="of:=[.F38]" office:value-type="float" office:value="-0.000263059758890408" calcext:value-type="float">
            <text:p>-0.0002630598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52.209191544363" calcext:value-type="float">
            <text:p>852.2091915444</text:p>
          </table:table-cell>
          <table:table-cell/>
          <table:table-cell table:style-name="ce4" table:formula="of:=[.F21]" office:value-type="float" office:value="852.209191544363" calcext:value-type="float">
            <text:p>852.2091915444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73.13624024357" calcext:value-type="float">
            <text:p>3073.1362402436</text:p>
          </table:table-cell>
          <table:table-cell/>
          <table:table-cell table:style-name="ce4" table:formula="of:=[.F22]" office:value-type="float" office:value="3073.13624024357" calcext:value-type="float">
            <text:p>3073.136240243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24.18488934077" calcext:value-type="float">
            <text:p>1224.1848893408</text:p>
          </table:table-cell>
          <table:table-cell/>
          <table:table-cell table:style-name="ce4" table:formula="of:=[.F23]" office:value-type="float" office:value="1224.18488934077" calcext:value-type="float">
            <text:p>1224.1848893408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8006177251999" calcext:value-type="float">
            <text:p>-0.2180061773</text:p>
          </table:table-cell>
          <table:table-cell/>
          <table:table-cell table:style-name="ce4" table:formula="of:=[.F24]" office:value-type="float" office:value="-0.218006177251999" calcext:value-type="float">
            <text:p>-0.2180061773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597473050907636" calcext:value-type="float">
            <text:p>0.0597473051</text:p>
          </table:table-cell>
          <table:table-cell/>
          <table:table-cell table:style-name="ce4" table:formula="of:=[.F25]" office:value-type="float" office:value="0.0597473050907636" calcext:value-type="float">
            <text:p>0.0597473051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263059758890408" calcext:value-type="float">
            <text:p>-0.0002630598</text:p>
          </table:table-cell>
          <table:table-cell/>
          <table:table-cell table:style-name="ce4" table:formula="of:=[.F26]" office:value-type="float" office:value="-0.000263059758890408" calcext:value-type="float">
            <text:p>-0.0002630598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90.750593723524" calcext:value-type="float">
            <text:p>790.7505937235</text:p>
          </table:table-cell>
          <table:table-cell/>
          <table:table-cell table:style-name="ce3" office:value-type="float" office:value="790.559523394615" calcext:value-type="float">
            <text:p>790.5595233946</text:p>
          </table:table-cell>
          <table:table-cell/>
          <table:table-cell table:formula="of:=[.D9]/[.F9]" office:value-type="float" office:value="1.00024168999709" calcext:value-type="float">
            <text:p>1.00024169</text:p>
          </table:table-cell>
          <table:table-cell table:formula="of:=[.D9]-[.F9]" office:value-type="float" office:value="0.191070328909063" calcext:value-type="float">
            <text:p>0.19107032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790.559523394615" calcext:value-type="float">
            <text:p>790.5595233946</text:p>
          </table:table-cell>
          <table:table-cell/>
          <table:table-cell table:style-name="ce4" table:formula="of:=[.F21]" office:value-type="float" office:value="790.559523399899" calcext:value-type="float">
            <text:p>790.5595233999</text:p>
          </table:table-cell>
          <table:table-cell/>
          <table:table-cell table:formula="of:=[.M9]/[.O9]" office:value-type="float" office:value="0.999999999993316" calcext:value-type="float">
            <text:p>1</text:p>
          </table:table-cell>
          <table:table-cell table:formula="of:=[.M9]-[.O9]" office:value-type="float" office:value="-0.00000000528405053046299" calcext:value-type="float">
            <text:p>-5.28E-009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19.31574652481" calcext:value-type="float">
            <text:p>3019.3157465248</text:p>
          </table:table-cell>
          <table:table-cell/>
          <table:table-cell table:style-name="ce3" office:value-type="float" office:value="3018.60304449047" calcext:value-type="float">
            <text:p>3018.6030444905</text:p>
          </table:table-cell>
          <table:table-cell/>
          <table:table-cell table:formula="of:=[.D10]/[.F10]" office:value-type="float" office:value="1.00023610326493" calcext:value-type="float">
            <text:p>1.0002361033</text:p>
          </table:table-cell>
          <table:table-cell table:formula="of:=[.D10]-[.F10]" office:value-type="float" office:value="0.712702034340055" calcext:value-type="float">
            <text:p>0.712702034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18.60304449047" calcext:value-type="float">
            <text:p>3018.6030444905</text:p>
          </table:table-cell>
          <table:table-cell/>
          <table:table-cell table:style-name="ce4" table:formula="of:=[.F22]" office:value-type="float" office:value="3018.60304450961" calcext:value-type="float">
            <text:p>3018.6030445096</text:p>
          </table:table-cell>
          <table:table-cell/>
          <table:table-cell table:formula="of:=[.M10]/[.O10]" office:value-type="float" office:value="0.999999999993659" calcext:value-type="float">
            <text:p>1</text:p>
          </table:table-cell>
          <table:table-cell table:formula="of:=[.M10]-[.O10]" office:value-type="float" office:value="-0.0000000191398612514604" calcext:value-type="float">
            <text:p>-1.91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197.9719035518" calcext:value-type="float">
            <text:p>1197.9719035518</text:p>
          </table:table-cell>
          <table:table-cell/>
          <table:table-cell table:style-name="ce3" office:value-type="float" office:value="1197.6886722724" calcext:value-type="float">
            <text:p>1197.6886722724</text:p>
          </table:table-cell>
          <table:table-cell/>
          <table:table-cell table:formula="of:=[.D11]/[.F11]" office:value-type="float" office:value="1.00023648155481" calcext:value-type="float">
            <text:p>1.0002364816</text:p>
          </table:table-cell>
          <table:table-cell table:formula="of:=[.D11]-[.F11]" office:value-type="float" office:value="0.28323127940007" calcext:value-type="float">
            <text:p>0.283231279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197.6886722724" calcext:value-type="float">
            <text:p>1197.6886722724</text:p>
          </table:table-cell>
          <table:table-cell/>
          <table:table-cell table:style-name="ce4" table:formula="of:=[.F23]" office:value-type="float" office:value="1197.68867228002" calcext:value-type="float">
            <text:p>1197.68867228</text:p>
          </table:table-cell>
          <table:table-cell/>
          <table:table-cell table:formula="of:=[.M11]/[.O11]" office:value-type="float" office:value="0.999999999993638" calcext:value-type="float">
            <text:p>1</text:p>
          </table:table-cell>
          <table:table-cell table:formula="of:=[.M11]-[.O11]" office:value-type="float" office:value="-0.00000000761997398512904" calcext:value-type="float">
            <text:p>-7.62E-00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94998174643853" calcext:value-type="float">
            <text:p>-0.3949981746</text:p>
          </table:table-cell>
          <table:table-cell/>
          <table:table-cell table:style-name="ce3" office:value-type="float" office:value="-0.398811989573672" calcext:value-type="float">
            <text:p>-0.3988119896</text:p>
          </table:table-cell>
          <table:table-cell/>
          <table:table-cell table:formula="of:=[.D12]/[.F12]" office:value-type="float" office:value="0.990437060495859" calcext:value-type="float">
            <text:p>0.9904370605</text:p>
          </table:table-cell>
          <table:table-cell table:formula="of:=[.D12]-[.F12]" office:value-type="float" office:value="0.00381381492981903" calcext:value-type="float">
            <text:p>0.003813814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398811989573672" calcext:value-type="float">
            <text:p>-0.3988119896</text:p>
          </table:table-cell>
          <table:table-cell/>
          <table:table-cell table:style-name="ce4" table:formula="of:=[.F24]" office:value-type="float" office:value="-0.398811989576637" calcext:value-type="float">
            <text:p>-0.3988119896</text:p>
          </table:table-cell>
          <table:table-cell/>
          <table:table-cell table:formula="of:=[.M12]/[.O12]" office:value-type="float" office:value="0.999999999992565" calcext:value-type="float">
            <text:p>1</text:p>
          </table:table-cell>
          <table:table-cell table:formula="of:=[.M12]-[.O12]" office:value-type="float" office:value="0.00000000000296501712071517" calcext:value-type="float">
            <text:p>2.97E-012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596577891710373" calcext:value-type="float">
            <text:p>-0.5965778917</text:p>
          </table:table-cell>
          <table:table-cell/>
          <table:table-cell table:style-name="ce3" office:value-type="float" office:value="-0.610928317394859" calcext:value-type="float">
            <text:p>-0.6109283174</text:p>
          </table:table-cell>
          <table:table-cell/>
          <table:table-cell table:formula="of:=[.D13]/[.F13]" office:value-type="float" office:value="0.976510459122799" calcext:value-type="float">
            <text:p>0.9765104591</text:p>
          </table:table-cell>
          <table:table-cell table:formula="of:=[.D13]-[.F13]" office:value-type="float" office:value="0.0143504256844861" calcext:value-type="float">
            <text:p>0.014350425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10928317394859" calcext:value-type="float">
            <text:p>-0.6109283174</text:p>
          </table:table-cell>
          <table:table-cell/>
          <table:table-cell table:style-name="ce4" table:formula="of:=[.F25]" office:value-type="float" office:value="-0.61092831741255" calcext:value-type="float">
            <text:p>-0.6109283174</text:p>
          </table:table-cell>
          <table:table-cell/>
          <table:table-cell table:formula="of:=[.M13]/[.O13]" office:value-type="float" office:value="0.999999999971042" calcext:value-type="float">
            <text:p>1</text:p>
          </table:table-cell>
          <table:table-cell table:formula="of:=[.M13]-[.O13]" office:value-type="float" office:value="0.000000000017690959808192" calcext:value-type="float">
            <text:p>1.77E-01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261196173340349" calcext:value-type="float">
            <text:p>-0.2611961733</text:p>
          </table:table-cell>
          <table:table-cell/>
          <table:table-cell table:style-name="ce3" office:value-type="float" office:value="-0.266895673259877" calcext:value-type="float">
            <text:p>-0.2668956733</text:p>
          </table:table-cell>
          <table:table-cell/>
          <table:table-cell table:formula="of:=[.D14]/[.F14]" office:value-type="float" office:value="0.978645214252018" calcext:value-type="float">
            <text:p>0.9786452143</text:p>
          </table:table-cell>
          <table:table-cell table:formula="of:=[.D14]-[.F14]" office:value-type="float" office:value="0.00569949991952801" calcext:value-type="float">
            <text:p>0.005699499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266895673259877" calcext:value-type="float">
            <text:p>-0.2668956733</text:p>
          </table:table-cell>
          <table:table-cell/>
          <table:table-cell table:style-name="ce4" table:formula="of:=[.F26]" office:value-type="float" office:value="-0.266895673266726" calcext:value-type="float">
            <text:p>-0.2668956733</text:p>
          </table:table-cell>
          <table:table-cell/>
          <table:table-cell table:formula="of:=[.M14]/[.O14]" office:value-type="float" office:value="0.999999999974338" calcext:value-type="float">
            <text:p>1</text:p>
          </table:table-cell>
          <table:table-cell table:formula="of:=[.M14]-[.O14]" office:value-type="float" office:value="0.00000000000684902135006382" calcext:value-type="float">
            <text:p>6.85E-012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227" calcext:value-type="float">
            <text:p>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750593723524" calcext:value-type="float">
            <text:p>790.7505937235</text:p>
          </table:table-cell>
          <table:table-cell/>
          <table:table-cell table:style-name="ce3" office:value-type="float" office:value="790.559523399899" calcext:value-type="float">
            <text:p>790.5595233999</text:p>
          </table:table-cell>
          <table:table-cell/>
          <table:table-cell table:formula="of:=[.D21]/[.F21]" office:value-type="float" office:value="1.00024168999041" calcext:value-type="float">
            <text:p>1.00024169</text:p>
          </table:table-cell>
          <table:table-cell table:formula="of:=[.D21]-[.F21]" office:value-type="float" office:value="0.191070323625013" calcext:value-type="float">
            <text:p>0.191070323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790.559523394615" calcext:value-type="float">
            <text:p>790.5595233946</text:p>
          </table:table-cell>
          <table:table-cell/>
          <table:table-cell table:style-name="ce4" table:formula="of:=[.F33]" office:value-type="float" office:value="790.559522645407" calcext:value-type="float">
            <text:p>790.5595226454</text:p>
          </table:table-cell>
          <table:table-cell/>
          <table:table-cell table:formula="of:=[.M21]/[.O21]" office:value-type="float" office:value="1.00000000094769" calcext:value-type="float">
            <text:p>1.0000000009</text:p>
          </table:table-cell>
          <table:table-cell table:formula="of:=[.M21]-[.O21]" office:value-type="float" office:value="0.000000749207970329735" calcext:value-type="float">
            <text:p>7.49E-007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9.31574652481" calcext:value-type="float">
            <text:p>3019.3157465248</text:p>
          </table:table-cell>
          <table:table-cell/>
          <table:table-cell table:style-name="ce3" office:value-type="float" office:value="3018.60304450961" calcext:value-type="float">
            <text:p>3018.6030445096</text:p>
          </table:table-cell>
          <table:table-cell/>
          <table:table-cell table:formula="of:=[.D22]/[.F22]" office:value-type="float" office:value="1.00023610325859" calcext:value-type="float">
            <text:p>1.0002361033</text:p>
          </table:table-cell>
          <table:table-cell table:formula="of:=[.D22]-[.F22]" office:value-type="float" office:value="0.712702015200193" calcext:value-type="float">
            <text:p>0.712702015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18.60304449047" calcext:value-type="float">
            <text:p>3018.6030444905</text:p>
          </table:table-cell>
          <table:table-cell/>
          <table:table-cell table:style-name="ce4" table:formula="of:=[.F34]" office:value-type="float" office:value="3018.60304201778" calcext:value-type="float">
            <text:p>3018.6030420178</text:p>
          </table:table-cell>
          <table:table-cell/>
          <table:table-cell table:formula="of:=[.M22]/[.O22]" office:value-type="float" office:value="1.00000000081915" calcext:value-type="float">
            <text:p>1.0000000008</text:p>
          </table:table-cell>
          <table:table-cell table:formula="of:=[.M22]-[.O22]" office:value-type="float" office:value="0.0000024726900846872" calcext:value-type="float">
            <text:p>2.47E-00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9719035518" calcext:value-type="float">
            <text:p>1197.9719035518</text:p>
          </table:table-cell>
          <table:table-cell/>
          <table:table-cell table:style-name="ce3" office:value-type="float" office:value="1197.68867228002" calcext:value-type="float">
            <text:p>1197.68867228</text:p>
          </table:table-cell>
          <table:table-cell/>
          <table:table-cell table:formula="of:=[.D23]/[.F23]" office:value-type="float" office:value="1.00023648154845" calcext:value-type="float">
            <text:p>1.0002364815</text:p>
          </table:table-cell>
          <table:table-cell table:formula="of:=[.D23]-[.F23]" office:value-type="float" office:value="0.283231271780096" calcext:value-type="float">
            <text:p>0.283231271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197.6886722724" calcext:value-type="float">
            <text:p>1197.6886722724</text:p>
          </table:table-cell>
          <table:table-cell/>
          <table:table-cell table:style-name="ce4" table:formula="of:=[.F35]" office:value-type="float" office:value="1197.68867128088" calcext:value-type="float">
            <text:p>1197.6886712809</text:p>
          </table:table-cell>
          <table:table-cell/>
          <table:table-cell table:formula="of:=[.M23]/[.O23]" office:value-type="float" office:value="1.00000000082786" calcext:value-type="float">
            <text:p>1.0000000008</text:p>
          </table:table-cell>
          <table:table-cell table:formula="of:=[.M23]-[.O23]" office:value-type="float" office:value="0.00000099151998256275" calcext:value-type="float">
            <text:p>9.92E-007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4998174643853" calcext:value-type="float">
            <text:p>-0.3949981746</text:p>
          </table:table-cell>
          <table:table-cell/>
          <table:table-cell table:style-name="ce3" office:value-type="float" office:value="-0.398811989576637" calcext:value-type="float">
            <text:p>-0.3988119896</text:p>
          </table:table-cell>
          <table:table-cell/>
          <table:table-cell table:formula="of:=[.D24]/[.F24]" office:value-type="float" office:value="0.990437060488496" calcext:value-type="float">
            <text:p>0.9904370605</text:p>
          </table:table-cell>
          <table:table-cell table:formula="of:=[.D24]-[.F24]" office:value-type="float" office:value="0.00381381493278404" calcext:value-type="float">
            <text:p>0.003813814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398811989573672" calcext:value-type="float">
            <text:p>-0.3988119896</text:p>
          </table:table-cell>
          <table:table-cell/>
          <table:table-cell table:style-name="ce4" table:formula="of:=[.F36]" office:value-type="float" office:value="-0.398811993484246" calcext:value-type="float">
            <text:p>-0.3988119935</text:p>
          </table:table-cell>
          <table:table-cell/>
          <table:table-cell table:formula="of:=[.M24]/[.O24]" office:value-type="float" office:value="0.999999990194442" calcext:value-type="float">
            <text:p>0.9999999902</text:p>
          </table:table-cell>
          <table:table-cell table:formula="of:=[.M24]-[.O24]" office:value-type="float" office:value="0.00000000391057397575167" calcext:value-type="float">
            <text:p>3.91E-00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96577891710373" calcext:value-type="float">
            <text:p>-0.5965778917</text:p>
          </table:table-cell>
          <table:table-cell/>
          <table:table-cell table:style-name="ce3" office:value-type="float" office:value="-0.61092831741255" calcext:value-type="float">
            <text:p>-0.6109283174</text:p>
          </table:table-cell>
          <table:table-cell/>
          <table:table-cell table:formula="of:=[.D25]/[.F25]" office:value-type="float" office:value="0.976510459094522" calcext:value-type="float">
            <text:p>0.9765104591</text:p>
          </table:table-cell>
          <table:table-cell table:formula="of:=[.D25]-[.F25]" office:value-type="float" office:value="0.014350425702177" calcext:value-type="float">
            <text:p>0.014350425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10928317394859" calcext:value-type="float">
            <text:p>-0.6109283174</text:p>
          </table:table-cell>
          <table:table-cell/>
          <table:table-cell table:style-name="ce4" table:formula="of:=[.F37]" office:value-type="float" office:value="-0.610928331963567" calcext:value-type="float">
            <text:p>-0.610928332</text:p>
          </table:table-cell>
          <table:table-cell/>
          <table:table-cell table:formula="of:=[.M25]/[.O25]" office:value-type="float" office:value="0.999999976153164" calcext:value-type="float">
            <text:p>0.9999999762</text:p>
          </table:table-cell>
          <table:table-cell table:formula="of:=[.M25]-[.O25]" office:value-type="float" office:value="0.0000000145687079067258" calcext:value-type="float">
            <text:p>1.46E-008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1196173340349" calcext:value-type="float">
            <text:p>-0.2611961733</text:p>
          </table:table-cell>
          <table:table-cell/>
          <table:table-cell table:style-name="ce3" office:value-type="float" office:value="-0.266895673266726" calcext:value-type="float">
            <text:p>-0.2668956733</text:p>
          </table:table-cell>
          <table:table-cell/>
          <table:table-cell table:formula="of:=[.D26]/[.F26]" office:value-type="float" office:value="0.978645214226905" calcext:value-type="float">
            <text:p>0.9786452142</text:p>
          </table:table-cell>
          <table:table-cell table:formula="of:=[.D26]-[.F26]" office:value-type="float" office:value="0.00569949992637703" calcext:value-type="float">
            <text:p>0.005699499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266895673259877" calcext:value-type="float">
            <text:p>-0.2668956733</text:p>
          </table:table-cell>
          <table:table-cell/>
          <table:table-cell table:style-name="ce4" table:formula="of:=[.F38]" office:value-type="float" office:value="-0.266895679050046" calcext:value-type="float">
            <text:p>-0.2668956791</text:p>
          </table:table-cell>
          <table:table-cell/>
          <table:table-cell table:formula="of:=[.M26]/[.O26]" office:value-type="float" office:value="0.999999978305497" calcext:value-type="float">
            <text:p>0.9999999783</text:p>
          </table:table-cell>
          <table:table-cell table:formula="of:=[.M26]-[.O26]" office:value-type="float" office:value="0.00000000579016901092189" calcext:value-type="float">
            <text:p>5.79E-009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750593723524" calcext:value-type="float">
            <text:p>790.7505937235</text:p>
          </table:table-cell>
          <table:table-cell/>
          <table:table-cell table:style-name="ce3" office:value-type="float" office:value="790.559522645407" calcext:value-type="float">
            <text:p>790.5595226454</text:p>
          </table:table-cell>
          <table:table-cell/>
          <table:table-cell table:formula="of:=[.D33]/[.F33]" office:value-type="float" office:value="1.00024169094501" calcext:value-type="float">
            <text:p>1.0002416909</text:p>
          </table:table-cell>
          <table:table-cell table:formula="of:=[.D33]-[.F33]" office:value-type="float" office:value="0.191071078117034" calcext:value-type="float">
            <text:p>0.191071078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790.559522645407" calcext:value-type="float">
            <text:p>790.5595226454</text:p>
          </table:table-cell>
          <table:table-cell/>
          <table:table-cell table:style-name="ce4" table:formula="of:=[.F21]" office:value-type="float" office:value="790.559523399899" calcext:value-type="float">
            <text:p>790.5595233999</text:p>
          </table:table-cell>
          <table:table-cell/>
          <table:table-cell table:formula="of:=[.M33]/[.O33]" office:value-type="float" office:value="0.999999999045623" calcext:value-type="float">
            <text:p>0.999999999</text:p>
          </table:table-cell>
          <table:table-cell table:formula="of:=[.M33]-[.O33]" office:value-type="float" office:value="-0.000000754492020860198" calcext:value-type="float">
            <text:p>-7.54E-007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9.31574652481" calcext:value-type="float">
            <text:p>3019.3157465248</text:p>
          </table:table-cell>
          <table:table-cell/>
          <table:table-cell table:style-name="ce3" office:value-type="float" office:value="3018.60304201778" calcext:value-type="float">
            <text:p>3018.6030420178</text:p>
          </table:table-cell>
          <table:table-cell/>
          <table:table-cell table:formula="of:=[.D34]/[.F34]" office:value-type="float" office:value="1.00023610408428" calcext:value-type="float">
            <text:p>1.0002361041</text:p>
          </table:table-cell>
          <table:table-cell table:formula="of:=[.D34]-[.F34]" office:value-type="float" office:value="0.712704507030139" calcext:value-type="float">
            <text:p>0.7127045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18.60304201778" calcext:value-type="float">
            <text:p>3018.6030420178</text:p>
          </table:table-cell>
          <table:table-cell/>
          <table:table-cell table:style-name="ce4" table:formula="of:=[.F22]" office:value-type="float" office:value="3018.60304450961" calcext:value-type="float">
            <text:p>3018.6030445096</text:p>
          </table:table-cell>
          <table:table-cell/>
          <table:table-cell table:formula="of:=[.M34]/[.O34]" office:value-type="float" office:value="0.999999999174509" calcext:value-type="float">
            <text:p>0.9999999992</text:p>
          </table:table-cell>
          <table:table-cell table:formula="of:=[.M34]-[.O34]" office:value-type="float" office:value="-0.00000249182994593866" calcext:value-type="float">
            <text:p>-2.49E-00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9719035518" calcext:value-type="float">
            <text:p>1197.9719035518</text:p>
          </table:table-cell>
          <table:table-cell/>
          <table:table-cell table:style-name="ce3" office:value-type="float" office:value="1197.68867128088" calcext:value-type="float">
            <text:p>1197.6886712809</text:p>
          </table:table-cell>
          <table:table-cell/>
          <table:table-cell table:formula="of:=[.D35]/[.F35]" office:value-type="float" office:value="1.00023648238287" calcext:value-type="float">
            <text:p>1.0002364824</text:p>
          </table:table-cell>
          <table:table-cell table:formula="of:=[.D35]-[.F35]" office:value-type="float" office:value="0.283232270920053" calcext:value-type="float">
            <text:p>0.28323227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197.68867128088" calcext:value-type="float">
            <text:p>1197.6886712809</text:p>
          </table:table-cell>
          <table:table-cell/>
          <table:table-cell table:style-name="ce4" table:formula="of:=[.F23]" office:value-type="float" office:value="1197.68867228002" calcext:value-type="float">
            <text:p>1197.68867228</text:p>
          </table:table-cell>
          <table:table-cell/>
          <table:table-cell table:formula="of:=[.M35]/[.O35]" office:value-type="float" office:value="0.999999999165776" calcext:value-type="float">
            <text:p>0.9999999992</text:p>
          </table:table-cell>
          <table:table-cell table:formula="of:=[.M35]-[.O35]" office:value-type="float" office:value="-0.000000999139956547879" calcext:value-type="float">
            <text:p>-9.99E-007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4998174643853" calcext:value-type="float">
            <text:p>-0.3949981746</text:p>
          </table:table-cell>
          <table:table-cell/>
          <table:table-cell table:style-name="ce3" office:value-type="float" office:value="-0.398811993484246" calcext:value-type="float">
            <text:p>-0.3988119935</text:p>
          </table:table-cell>
          <table:table-cell/>
          <table:table-cell table:formula="of:=[.D36]/[.F36]" office:value-type="float" office:value="0.990437050784072" calcext:value-type="float">
            <text:p>0.9904370508</text:p>
          </table:table-cell>
          <table:table-cell table:formula="of:=[.D36]-[.F36]" office:value-type="float" office:value="0.003813818840393" calcext:value-type="float">
            <text:p>0.003813818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398811993484246" calcext:value-type="float">
            <text:p>-0.3988119935</text:p>
          </table:table-cell>
          <table:table-cell/>
          <table:table-cell table:style-name="ce4" table:formula="of:=[.F24]" office:value-type="float" office:value="-0.398811989576637" calcext:value-type="float">
            <text:p>-0.3988119896</text:p>
          </table:table-cell>
          <table:table-cell/>
          <table:table-cell table:formula="of:=[.M36]/[.O36]" office:value-type="float" office:value="1.00000000979812" calcext:value-type="float">
            <text:p>1.0000000098</text:p>
          </table:table-cell>
          <table:table-cell table:formula="of:=[.M36]-[.O36]" office:value-type="float" office:value="-0.00000000390760895863096" calcext:value-type="float">
            <text:p>-3.91E-00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96577891710373" calcext:value-type="float">
            <text:p>-0.5965778917</text:p>
          </table:table-cell>
          <table:table-cell/>
          <table:table-cell table:style-name="ce3" office:value-type="float" office:value="-0.610928331963567" calcext:value-type="float">
            <text:p>-0.610928332</text:p>
          </table:table-cell>
          <table:table-cell/>
          <table:table-cell table:formula="of:=[.D37]/[.F37]" office:value-type="float" office:value="0.976510435836114" calcext:value-type="float">
            <text:p>0.9765104358</text:p>
          </table:table-cell>
          <table:table-cell table:formula="of:=[.D37]-[.F37]" office:value-type="float" office:value="0.014350440253194" calcext:value-type="float">
            <text:p>0.014350440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610928331963567" calcext:value-type="float">
            <text:p>-0.610928332</text:p>
          </table:table-cell>
          <table:table-cell/>
          <table:table-cell table:style-name="ce4" table:formula="of:=[.F25]" office:value-type="float" office:value="-0.61092831741255" calcext:value-type="float">
            <text:p>-0.6109283174</text:p>
          </table:table-cell>
          <table:table-cell/>
          <table:table-cell table:formula="of:=[.M37]/[.O37]" office:value-type="float" office:value="1.00000002381788" calcext:value-type="float">
            <text:p>1.0000000238</text:p>
          </table:table-cell>
          <table:table-cell table:formula="of:=[.M37]-[.O37]" office:value-type="float" office:value="-0.0000000145510169469176" calcext:value-type="float">
            <text:p>-1.46E-008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1196173340349" calcext:value-type="float">
            <text:p>-0.2611961733</text:p>
          </table:table-cell>
          <table:table-cell/>
          <table:table-cell table:style-name="ce3" office:value-type="float" office:value="-0.266895679050046" calcext:value-type="float">
            <text:p>-0.2668956791</text:p>
          </table:table-cell>
          <table:table-cell/>
          <table:table-cell table:formula="of:=[.D38]/[.F38]" office:value-type="float" office:value="0.978645193020797" calcext:value-type="float">
            <text:p>0.978645193</text:p>
          </table:table-cell>
          <table:table-cell table:formula="of:=[.D38]-[.F38]" office:value-type="float" office:value="0.00569950570969702" calcext:value-type="float">
            <text:p>0.005699505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266895679050046" calcext:value-type="float">
            <text:p>-0.2668956791</text:p>
          </table:table-cell>
          <table:table-cell/>
          <table:table-cell table:style-name="ce4" table:formula="of:=[.F26]" office:value-type="float" office:value="-0.266895673266726" calcext:value-type="float">
            <text:p>-0.2668956733</text:p>
          </table:table-cell>
          <table:table-cell/>
          <table:table-cell table:formula="of:=[.M38]/[.O38]" office:value-type="float" office:value="1.00000002166884" calcext:value-type="float">
            <text:p>1.0000000217</text:p>
          </table:table-cell>
          <table:table-cell table:formula="of:=[.M38]-[.O38]" office:value-type="float" office:value="-0.00000000578331998957182" calcext:value-type="float">
            <text:p>-5.78E-009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227" calcext:value-type="float">
            <text:p>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750593723524" calcext:value-type="float">
            <text:p>790.7505937235</text:p>
          </table:table-cell>
          <table:table-cell/>
          <table:table-cell table:style-name="ce3" office:value-type="float" office:value="790.559523394786" calcext:value-type="float">
            <text:p>790.5595233948</text:p>
          </table:table-cell>
          <table:table-cell/>
          <table:table-cell table:formula="of:=[.D45]/[.F45]" office:value-type="float" office:value="1.00024168999687" calcext:value-type="float">
            <text:p>1.00024169</text:p>
          </table:table-cell>
          <table:table-cell table:formula="of:=[.D45]-[.F45]" office:value-type="float" office:value="0.191070328738078" calcext:value-type="float">
            <text:p>0.191070328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790.559523394615" calcext:value-type="float">
            <text:p>790.5595233946</text:p>
          </table:table-cell>
          <table:table-cell/>
          <table:table-cell table:style-name="ce4" table:formula="of:=[.F45]" office:value-type="float" office:value="790.559523394786" calcext:value-type="float">
            <text:p>790.5595233948</text:p>
          </table:table-cell>
          <table:table-cell/>
          <table:table-cell table:formula="of:=[.M45]/[.O45]" office:value-type="float" office:value="0.999999999999784" calcext:value-type="float">
            <text:p>1</text:p>
          </table:table-cell>
          <table:table-cell table:formula="of:=[.M45]-[.O45]" office:value-type="float" office:value="-0.000000000170985003933311" calcext:value-type="float">
            <text:p>-1.71E-01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9.31574652481" calcext:value-type="float">
            <text:p>3019.3157465248</text:p>
          </table:table-cell>
          <table:table-cell/>
          <table:table-cell table:style-name="ce3" office:value-type="float" office:value="3018.60304449085" calcext:value-type="float">
            <text:p>3018.6030444909</text:p>
          </table:table-cell>
          <table:table-cell/>
          <table:table-cell table:formula="of:=[.D46]/[.F46]" office:value-type="float" office:value="1.00023610326481" calcext:value-type="float">
            <text:p>1.0002361033</text:p>
          </table:table-cell>
          <table:table-cell table:formula="of:=[.D46]-[.F46]" office:value-type="float" office:value="0.712702033959886" calcext:value-type="float">
            <text:p>0.71270203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18.60304449047" calcext:value-type="float">
            <text:p>3018.6030444905</text:p>
          </table:table-cell>
          <table:table-cell/>
          <table:table-cell table:style-name="ce4" table:formula="of:=[.F46]" office:value-type="float" office:value="3018.60304449085" calcext:value-type="float">
            <text:p>3018.6030444909</text:p>
          </table:table-cell>
          <table:table-cell/>
          <table:table-cell table:formula="of:=[.M46]/[.O46]" office:value-type="float" office:value="0.999999999999874" calcext:value-type="float">
            <text:p>1</text:p>
          </table:table-cell>
          <table:table-cell table:formula="of:=[.M46]-[.O46]" office:value-type="float" office:value="-0.000000000380168785341084" calcext:value-type="float">
            <text:p>-3.80E-01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9719035518" calcext:value-type="float">
            <text:p>1197.9719035518</text:p>
          </table:table-cell>
          <table:table-cell/>
          <table:table-cell table:style-name="ce3" office:value-type="float" office:value="1197.68867227255" calcext:value-type="float">
            <text:p>1197.6886722726</text:p>
          </table:table-cell>
          <table:table-cell/>
          <table:table-cell table:formula="of:=[.D47]/[.F47]" office:value-type="float" office:value="1.00023648155469" calcext:value-type="float">
            <text:p>1.0002364816</text:p>
          </table:table-cell>
          <table:table-cell table:formula="of:=[.D47]-[.F47]" office:value-type="float" office:value="0.283231279250003" calcext:value-type="float">
            <text:p>0.283231279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197.6886722724" calcext:value-type="float">
            <text:p>1197.6886722724</text:p>
          </table:table-cell>
          <table:table-cell/>
          <table:table-cell table:style-name="ce4" table:formula="of:=[.F47]" office:value-type="float" office:value="1197.68867227255" calcext:value-type="float">
            <text:p>1197.6886722726</text:p>
          </table:table-cell>
          <table:table-cell/>
          <table:table-cell table:formula="of:=[.M47]/[.O47]" office:value-type="float" office:value="0.999999999999875" calcext:value-type="float">
            <text:p>1</text:p>
          </table:table-cell>
          <table:table-cell table:formula="of:=[.M47]-[.O47]" office:value-type="float" office:value="-0.000000000150066625792533" calcext:value-type="float">
            <text:p>-1.50E-01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4998174643853" calcext:value-type="float">
            <text:p>-0.3949981746</text:p>
          </table:table-cell>
          <table:table-cell/>
          <table:table-cell table:style-name="ce3" office:value-type="float" office:value="-0.398811989573311" calcext:value-type="float">
            <text:p>-0.3988119896</text:p>
          </table:table-cell>
          <table:table-cell/>
          <table:table-cell table:formula="of:=[.D48]/[.F48]" office:value-type="float" office:value="0.990437060496756" calcext:value-type="float">
            <text:p>0.9904370605</text:p>
          </table:table-cell>
          <table:table-cell table:formula="of:=[.D48]-[.F48]" office:value-type="float" office:value="0.00381381492945804" calcext:value-type="float">
            <text:p>0.003813814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398811989573672" calcext:value-type="float">
            <text:p>-0.3988119896</text:p>
          </table:table-cell>
          <table:table-cell/>
          <table:table-cell table:style-name="ce4" table:formula="of:=[.F48]" office:value-type="float" office:value="-0.398811989573311" calcext:value-type="float">
            <text:p>-0.3988119896</text:p>
          </table:table-cell>
          <table:table-cell/>
          <table:table-cell table:formula="of:=[.M48]/[.O48]" office:value-type="float" office:value="1.00000000000091" calcext:value-type="float">
            <text:p>1</text:p>
          </table:table-cell>
          <table:table-cell table:formula="of:=[.M48]-[.O48]" office:value-type="float" office:value="-0.00000000000036098901645687" calcext:value-type="float">
            <text:p>-3.61E-01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96577891710373" calcext:value-type="float">
            <text:p>-0.5965778917</text:p>
          </table:table-cell>
          <table:table-cell/>
          <table:table-cell table:style-name="ce3" office:value-type="float" office:value="-0.610928317393704" calcext:value-type="float">
            <text:p>-0.6109283174</text:p>
          </table:table-cell>
          <table:table-cell/>
          <table:table-cell table:formula="of:=[.D49]/[.F49]" office:value-type="float" office:value="0.976510459124645" calcext:value-type="float">
            <text:p>0.9765104591</text:p>
          </table:table-cell>
          <table:table-cell table:formula="of:=[.D49]-[.F49]" office:value-type="float" office:value="0.014350425683331" calcext:value-type="float">
            <text:p>0.014350425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10928317394859" calcext:value-type="float">
            <text:p>-0.6109283174</text:p>
          </table:table-cell>
          <table:table-cell/>
          <table:table-cell table:style-name="ce4" table:formula="of:=[.F49]" office:value-type="float" office:value="-0.610928317393704" calcext:value-type="float">
            <text:p>-0.6109283174</text:p>
          </table:table-cell>
          <table:table-cell/>
          <table:table-cell table:formula="of:=[.M49]/[.O49]" office:value-type="float" office:value="1.00000000000189" calcext:value-type="float">
            <text:p>1</text:p>
          </table:table-cell>
          <table:table-cell table:formula="of:=[.M49]-[.O49]" office:value-type="float" office:value="-0.00000000000115507603482001" calcext:value-type="float">
            <text:p>-1.16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1196173340349" calcext:value-type="float">
            <text:p>-0.2611961733</text:p>
          </table:table-cell>
          <table:table-cell/>
          <table:table-cell table:style-name="ce3" office:value-type="float" office:value="-0.266895673259413" calcext:value-type="float">
            <text:p>-0.2668956733</text:p>
          </table:table-cell>
          <table:table-cell/>
          <table:table-cell table:formula="of:=[.D50]/[.F50]" office:value-type="float" office:value="0.97864521425372" calcext:value-type="float">
            <text:p>0.9786452143</text:p>
          </table:table-cell>
          <table:table-cell table:formula="of:=[.D50]-[.F50]" office:value-type="float" office:value="0.00569949991906404" calcext:value-type="float">
            <text:p>0.005699499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266895673259877" calcext:value-type="float">
            <text:p>-0.2668956733</text:p>
          </table:table-cell>
          <table:table-cell/>
          <table:table-cell table:style-name="ce4" table:formula="of:=[.F50]" office:value-type="float" office:value="-0.266895673259413" calcext:value-type="float">
            <text:p>-0.2668956733</text:p>
          </table:table-cell>
          <table:table-cell/>
          <table:table-cell table:formula="of:=[.M50]/[.O50]" office:value-type="float" office:value="1.00000000000174" calcext:value-type="float">
            <text:p>1</text:p>
          </table:table-cell>
          <table:table-cell table:formula="of:=[.M50]-[.O50]" office:value-type="float" office:value="-0.000000000000463962201990853" calcext:value-type="float">
            <text:p>-4.64E-01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790.559523394786" calcext:value-type="float">
            <text:p>790.5595233948</text:p>
          </table:table-cell>
          <table:table-cell/>
          <table:table-cell table:style-name="ce4" table:formula="of:=[.F33]" office:value-type="float" office:value="790.559522645407" calcext:value-type="float">
            <text:p>790.5595226454</text:p>
          </table:table-cell>
          <table:table-cell/>
          <table:table-cell table:formula="of:=[.M57]/[.O57]" office:value-type="float" office:value="1.00000000094791" calcext:value-type="float">
            <text:p>1.0000000009</text:p>
          </table:table-cell>
          <table:table-cell table:formula="of:=[.M57]-[.O57]" office:value-type="float" office:value="0.000000749378955333668" calcext:value-type="float">
            <text:p>7.49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18.60304449085" calcext:value-type="float">
            <text:p>3018.6030444909</text:p>
          </table:table-cell>
          <table:table-cell/>
          <table:table-cell table:style-name="ce4" table:formula="of:=[.F34]" office:value-type="float" office:value="3018.60304201778" calcext:value-type="float">
            <text:p>3018.6030420178</text:p>
          </table:table-cell>
          <table:table-cell/>
          <table:table-cell table:formula="of:=[.M58]/[.O58]" office:value-type="float" office:value="1.00000000081928" calcext:value-type="float">
            <text:p>1.0000000008</text:p>
          </table:table-cell>
          <table:table-cell table:formula="of:=[.M58]-[.O58]" office:value-type="float" office:value="0.00000247307025347254" calcext:value-type="float">
            <text:p>2.47E-0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197.68867227255" calcext:value-type="float">
            <text:p>1197.6886722726</text:p>
          </table:table-cell>
          <table:table-cell/>
          <table:table-cell table:style-name="ce4" table:formula="of:=[.F35]" office:value-type="float" office:value="1197.68867128088" calcext:value-type="float">
            <text:p>1197.6886712809</text:p>
          </table:table-cell>
          <table:table-cell/>
          <table:table-cell table:formula="of:=[.M59]/[.O59]" office:value-type="float" office:value="1.00000000082799" calcext:value-type="float">
            <text:p>1.0000000008</text:p>
          </table:table-cell>
          <table:table-cell table:formula="of:=[.M59]-[.O59]" office:value-type="float" office:value="0.000000991670049188542" calcext:value-type="float">
            <text:p>9.92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398811989573311" calcext:value-type="float">
            <text:p>-0.3988119896</text:p>
          </table:table-cell>
          <table:table-cell/>
          <table:table-cell table:style-name="ce4" table:formula="of:=[.F36]" office:value-type="float" office:value="-0.398811993484246" calcext:value-type="float">
            <text:p>-0.3988119935</text:p>
          </table:table-cell>
          <table:table-cell/>
          <table:table-cell table:formula="of:=[.M60]/[.O60]" office:value-type="float" office:value="0.999999990193537" calcext:value-type="float">
            <text:p>0.9999999902</text:p>
          </table:table-cell>
          <table:table-cell table:formula="of:=[.M60]-[.O60]" office:value-type="float" office:value="0.00000000391093496476813" calcext:value-type="float">
            <text:p>3.91E-00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610928317393704" calcext:value-type="float">
            <text:p>-0.6109283174</text:p>
          </table:table-cell>
          <table:table-cell/>
          <table:table-cell table:style-name="ce4" table:formula="of:=[.F37]" office:value-type="float" office:value="-0.610928331963567" calcext:value-type="float">
            <text:p>-0.610928332</text:p>
          </table:table-cell>
          <table:table-cell/>
          <table:table-cell table:formula="of:=[.M61]/[.O61]" office:value-type="float" office:value="0.999999976151273" calcext:value-type="float">
            <text:p>0.9999999762</text:p>
          </table:table-cell>
          <table:table-cell table:formula="of:=[.M61]-[.O61]" office:value-type="float" office:value="0.0000000145698629827606" calcext:value-type="float">
            <text:p>1.46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266895673259413" calcext:value-type="float">
            <text:p>-0.2668956733</text:p>
          </table:table-cell>
          <table:table-cell/>
          <table:table-cell table:style-name="ce4" table:formula="of:=[.F38]" office:value-type="float" office:value="-0.266895679050046" calcext:value-type="float">
            <text:p>-0.2668956791</text:p>
          </table:table-cell>
          <table:table-cell/>
          <table:table-cell table:formula="of:=[.M62]/[.O62]" office:value-type="float" office:value="0.999999978303759" calcext:value-type="float">
            <text:p>0.9999999783</text:p>
          </table:table-cell>
          <table:table-cell table:formula="of:=[.M62]-[.O62]" office:value-type="float" office:value="0.00000000579063297312388" calcext:value-type="float">
            <text:p>5.79E-00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790.559523394786" calcext:value-type="float">
            <text:p>790.5595233948</text:p>
          </table:table-cell>
          <table:table-cell/>
          <table:table-cell table:style-name="ce4" table:formula="of:=[.F21]" office:value-type="float" office:value="790.559523399899" calcext:value-type="float">
            <text:p>790.5595233999</text:p>
          </table:table-cell>
          <table:table-cell/>
          <table:table-cell table:formula="of:=[.M69]/[.O69]" office:value-type="float" office:value="0.999999999993532" calcext:value-type="float">
            <text:p>1</text:p>
          </table:table-cell>
          <table:table-cell table:formula="of:=[.M69]-[.O69]" office:value-type="float" office:value="-0.00000000511306552652968" calcext:value-type="float">
            <text:p>-5.11E-00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18.60304449085" calcext:value-type="float">
            <text:p>3018.6030444909</text:p>
          </table:table-cell>
          <table:table-cell/>
          <table:table-cell table:style-name="ce4" table:formula="of:=[.F22]" office:value-type="float" office:value="3018.60304450961" calcext:value-type="float">
            <text:p>3018.6030445096</text:p>
          </table:table-cell>
          <table:table-cell/>
          <table:table-cell table:formula="of:=[.M70]/[.O70]" office:value-type="float" office:value="0.999999999993785" calcext:value-type="float">
            <text:p>1</text:p>
          </table:table-cell>
          <table:table-cell table:formula="of:=[.M70]-[.O70]" office:value-type="float" office:value="-0.0000000187596924661193" calcext:value-type="float">
            <text:p>-1.88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197.68867227255" calcext:value-type="float">
            <text:p>1197.6886722726</text:p>
          </table:table-cell>
          <table:table-cell/>
          <table:table-cell table:style-name="ce4" table:formula="of:=[.F23]" office:value-type="float" office:value="1197.68867228002" calcext:value-type="float">
            <text:p>1197.68867228</text:p>
          </table:table-cell>
          <table:table-cell/>
          <table:table-cell table:formula="of:=[.M71]/[.O71]" office:value-type="float" office:value="0.999999999993763" calcext:value-type="float">
            <text:p>1</text:p>
          </table:table-cell>
          <table:table-cell table:formula="of:=[.M71]-[.O71]" office:value-type="float" office:value="-0.0000000074699073593365" calcext:value-type="float">
            <text:p>-7.47E-00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398811989573311" calcext:value-type="float">
            <text:p>-0.3988119896</text:p>
          </table:table-cell>
          <table:table-cell/>
          <table:table-cell table:style-name="ce4" table:formula="of:=[.F24]" office:value-type="float" office:value="-0.398811989576637" calcext:value-type="float">
            <text:p>-0.3988119896</text:p>
          </table:table-cell>
          <table:table-cell/>
          <table:table-cell table:formula="of:=[.M72]/[.O72]" office:value-type="float" office:value="0.99999999999166" calcext:value-type="float">
            <text:p>1</text:p>
          </table:table-cell>
          <table:table-cell table:formula="of:=[.M72]-[.O72]" office:value-type="float" office:value="0.00000000000332600613717204" calcext:value-type="float">
            <text:p>3.33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610928317393704" calcext:value-type="float">
            <text:p>-0.6109283174</text:p>
          </table:table-cell>
          <table:table-cell/>
          <table:table-cell table:style-name="ce4" table:formula="of:=[.F25]" office:value-type="float" office:value="-0.61092831741255" calcext:value-type="float">
            <text:p>-0.6109283174</text:p>
          </table:table-cell>
          <table:table-cell/>
          <table:table-cell table:formula="of:=[.M73]/[.O73]" office:value-type="float" office:value="0.999999999969152" calcext:value-type="float">
            <text:p>1</text:p>
          </table:table-cell>
          <table:table-cell table:formula="of:=[.M73]-[.O73]" office:value-type="float" office:value="0.000000000018846035843012" calcext:value-type="float">
            <text:p>1.88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266895673259413" calcext:value-type="float">
            <text:p>-0.2668956733</text:p>
          </table:table-cell>
          <table:table-cell/>
          <table:table-cell table:style-name="ce4" table:formula="of:=[.F26]" office:value-type="float" office:value="-0.266895673266726" calcext:value-type="float">
            <text:p>-0.2668956733</text:p>
          </table:table-cell>
          <table:table-cell/>
          <table:table-cell table:formula="of:=[.M74]/[.O74]" office:value-type="float" office:value="0.9999999999726" calcext:value-type="float">
            <text:p>1</text:p>
          </table:table-cell>
          <table:table-cell table:formula="of:=[.M74]-[.O74]" office:value-type="float" office:value="0.00000000000731298355205468" calcext:value-type="float">
            <text:p>7.31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227" calcext:value-type="float">
            <text:p>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7T17:47:39.543355410</dc:date>
    <dc:creator>Stacha Petrovic</dc:creator>
    <meta:editing-duration>P2DT10H20M24S</meta:editing-duration>
    <meta:editing-cycles>47</meta:editing-cycles>
    <meta:document-statistic meta:table-count="2" meta:cell-count="799" meta:object-count="0"/>
    <meta:user-defined meta:name="qrichtext">1</meta:user-defined>
  </office:meta>
</office:document-meta>
</file>